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Roboto" svg:font-family="Roboto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mic sans ms" svg:font-family="'comic sans ms', comic-sans-w01-regular, comic-sans-w02-regular, comic-sans-w10-regular, cursive"/>
    <style:font-face style:name="var e-global-typography-text-font-family" svg:font-family="'var e-global-typography-text-font-family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list-style-name="L1"/>
    <style:style style:name="T1" style:family="text">
      <style:text-properties fo:font-variant="normal" fo:text-transform="none" fo:color="#73736b" style:font-name="Poppins" fo:font-size="12pt" fo:letter-spacing="normal" fo:font-style="normal" fo:font-weight="normal"/>
    </style:style>
    <style:style style:name="T2" style:family="text">
      <style:text-properties fo:font-variant="normal" fo:text-transform="none" fo:color="#73736b" style:font-name="Poppins" fo:font-size="12pt" fo:letter-spacing="normal" fo:font-style="normal" fo:font-weight="bold"/>
    </style:style>
    <style:style style:name="T3" style:family="text">
      <style:text-properties fo:font-variant="normal" fo:text-transform="none" fo:color="#73736b" style:font-name="Poppins" fo:font-size="12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73736b" style:font-name="Poppins" fo:font-size="12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73736b" style:font-name="Poppins" fo:font-size="12pt" fo:letter-spacing="normal" fo:font-style="normal" style:text-underline-style="none"/>
    </style:style>
    <style:style style:name="T6" style:family="text">
      <style:text-properties fo:font-variant="normal" fo:text-transform="none" fo:color="#73736b" style:font-name="Poppins" fo:font-size="12pt" fo:letter-spacing="normal" fo:font-style="normal" style:text-underline-style="none" fo:font-weight="normal"/>
    </style:style>
    <style:style style:name="T7" style:family="text">
      <style:text-properties fo:font-variant="normal" fo:text-transform="none" fo:color="#73736b" style:font-name="Poppins" fo:font-size="12pt" fo:letter-spacing="normal" fo:font-style="normal"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fo:color="#73736b" style:font-name="Poppins" fo:font-size="12pt" fo:letter-spacing="normal" fo:font-style="normal" style:text-underline-style="none" fo:font-weight="bold"/>
    </style:style>
    <style:style style:name="T9" style:family="text">
      <style:text-properties fo:font-variant="normal" fo:text-transform="none" fo:color="#73736b" style:font-name="Poppins" fo:font-size="12pt" fo:letter-spacing="normal" fo:font-style="normal" style:text-underline-style="none" fo:font-weight="bold" style:font-weight-asian="bold" style:font-weight-complex="bold"/>
    </style:style>
    <style:style style:name="T10" style:family="text">
      <style:text-properties fo:font-variant="normal" fo:text-transform="none" fo:color="#73736b" fo:letter-spacing="normal"/>
    </style:style>
    <style:style style:name="T11" style:family="text">
      <style:text-properties fo:font-variant="normal" fo:text-transform="none" fo:color="#ffffff" style:font-name="Roboto" fo:font-size="12.75pt" fo:letter-spacing="normal" fo:font-style="normal" fo:font-weight="normal"/>
    </style:style>
    <style:style style:name="T12" style:family="text">
      <style:text-properties fo:font-variant="normal" fo:text-transform="none" fo:color="#ffffff" style:font-name="Roboto" fo:font-size="12.75pt" fo:letter-spacing="normal" fo:font-style="normal" fo:font-weight="bold"/>
    </style:style>
    <style:style style:name="T13" style:family="text">
      <style:text-properties fo:font-variant="normal" fo:text-transform="none" fo:color="#333333" style:font-name="var e-global-typography-text-font-family" fo:font-size="12pt" fo:letter-spacing="normal" fo:font-style="normal" fo:font-weight="bold"/>
    </style:style>
    <style:style style:name="T14" style:family="text">
      <style:text-properties fo:font-variant="normal" fo:text-transform="none" fo:color="#333333" style:font-name="var e-global-typography-text-font-family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comic sans ms" fo:font-size="15pt" fo:letter-spacing="normal" fo:font-style="normal" fo:font-weight="normal" fo:background-color="transparent"/>
    </style:style>
    <style:style style:name="T16" style:family="text">
      <style:text-properties fo:font-variant="normal" fo:text-transform="none" fo:color="#232323" style:font-name="comic sans ms" fo:font-size="15pt" fo:letter-spacing="normal" fo:font-style="normal" fo:font-weight="normal"/>
    </style:style>
    <style:style style:name="T17" style:family="text">
      <style:text-properties fo:font-variant="normal" fo:text-transform="none" fo:color="#494646" style:font-name="comic sans ms" fo:font-size="1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 los 17 años (2011) viajé desde Trelew a Buenos Aires (unos 1.400 km) con un sueño: convertirme en Veterinaria. Sabía que mi vida no iba a ser fácil y que iba a tener que esforzarme mucho para llegar a la meta.</text:p>
      <text:p text:style-name="Text_20_body"> </text:p>
      <text:p text:style-name="Text_20_body">Fue en el 2013, cuando estaba en un momento económico complicado, que se me ocurrió cuidar gatos: me di cuenta de que era un servicio poco común y que disfrutaría mucho de llevar a cabo. Así fundé Mishmosos y mi primer huésped fue Pancho, un gatito que se alojó por 1 día.</text:p>
      <text:p text:style-name="Text_20_body"/>
      <text:p text:style-name="Text_20_body">Hoy nos encontramos felizmente en nuestra sede del Parque Centenario en Buenos Aires, podemos decir, “sueño cumplido”</text:p>
      <text:p text:style-name="Standard"/>
      <text:p text:style-name="Standard"/>
      <text:p text:style-name="Text_20_body">Nuestra MISIÓN es dar tranquilidad a las familias convirtiéndonos en el lugar de confianza para la estadía de sus gatitos.</text:p>
      <text:p text:style-name="Text_20_body">Queremos ofrecer hoteles únicos en los que se asegure confort, relax y bienestar para los huéspedes gatunos.</text:p>
      <text:p text:style-name="Standard"/>
      <text:p text:style-name="Standard">Nuestra VISIÓN es expandir nuestra propuesta a lo largo de Argentina y Latinoamérica. </text:p>
      <text:p text:style-name="Standard"/>
      <text:p text:style-name="Standard"/>
      <text:p text:style-name="Standard"/>
      <text:p text:style-name="Standard">Tu gato disfrutará de suites amplias, luminosas, climatizadas y acogedoras con todas las comodidades a su disposición. En caso que la familia tenga más de un gato, pueden compartir la habitación y se asignará el tamaño de suite adecuada según la cantidad de mininos (Suite Familiar).</text:p>
      <text:p text:style-name="Standard"/>
      <text:list xml:id="list1865234190070354802" text:style-name="L1">
        <text:list-item>
          <text:p>Balcón privado<text:line-break/>La luz natural y el aire libre de los balcones, estimula muchísimo los sentidos de tu michi. Le permite entretenerse, disfrutar del sol, aromas y bellas vistas verdes.</text:p>
        </text:list-item>
        <text:list-item>
          <text:p>Adaptadas para gatos<text:line-break/>Zonas elevadas de diferentes alturas, refugios, cuevas, escondite para manejar el estrés, juguetes, rascadores de cartón y entretenimiento. (Pueden traer pertenencias con su olor).</text:p>
        </text:list-item>
        <text:list-item>
          <text:p>Amoblamiento como en casa<text:line-break/>Algunas suites tienen hasta cama de humanos / cunas de bebé para que se sientan como en casa.</text:p>
        </text:list-item>
        <text:list-item>
          <text:p>Platos de comida, camitas y areneros a elección<text:line-break/>(Abiertos o cerrados), aunque si prefieren pueden traer los propios.</text:p>
        </text:list-item>
        <text:list-item>
          <text:p>Arena aglomerante de primera línea “CATUS BOMBAY”<text:line-break/>Incluimos en la estadía. A casi todos los gatos les encanta.</text:p>
        </text:list-item>
        <text:list-item>
          <text:p>Fuente de agua (A pedido de la familia)<text:line-break/>Pueden beber agua fresca, filtrada y siempre en movimiento.</text:p>
        </text:list-item>
      </text:list>
      <text:p text:style-name="Standard"><text:s/></text:p>
      <text:p text:style-name="Standard"/>
      <text:p text:style-name="Text_20_body">Espacio Gatos es un verdadero RESORT NATURAL FELINO. Ofrecemos un entorno privilegiado, lleno de luz y verde natural. El espacio compartido les permite a los huéspedes interactuar con otros gatos, personas y estimular sus sentidos.</text:p>
      <text:p text:style-name="Text_20_body">Contamos con dos espacios compartidos independientes:<text:line-break/>«GREEN PARK» con un frondoso JARDÍN y “SELVA IGUAZÚ” con CATIO (cat + patio) lleno de <text:soft-page-break/>verde natural y cascada de piedra natural.</text:p>
      <text:p text:style-name="Text_20_body">Garantizamos grupos pequeños de 10 gatos promedio en cada SECTOR, por ello somos un verdadero Hotel Boutique.</text:p>
      <text:p text:style-name="Standard"/>
      <text:p text:style-name="Standard"/>
      <text:p text:style-name="Standard"/>
      <text:p text:style-name="Standard">Asignamos una suite individual al húesped, exclusiva para él durante toda la estadía, pero con posibilidad de salir e integrarse. Nosotros nos encargamos de ir viendo cuando está listo o cuando quiere salir y le hacemos la adaptación a otros michis. Por las noches los llevamos siempre a su suite para controlar al día siguiente si hizo caca, pis, si comió etc. Y según su necesidad y gusto, lo dejamos más o menos horas del día en la suite o en el lugar compartido.<text:line-break/>Según como la familia y nosotros veamos al gato, la próxima estadía ya sabremos si a al michi le sienta mejor la estadía en suite o lugar compartido o la modalidad mixta.<text:line-break/>Para la modalidad mixta, el precio a pagar es el de la suite individual y los requisitos sanitarios son los de “espacio compartido”. </text:p>
      <text:p text:style-name="Standard"/>
      <text:p text:style-name="Standard"/>
      <text:p text:style-name="Standard"/>
      <text:p text:style-name="Standard">Mantenemos 2 comunidades felinas, en donde los gatitos están castrados, alimentados y cuidados. También rescatamos gatitos en situación de calle, que están enfermos, lastimados y mamás con bebés. Aquellos de la comunidad o rescatados que se pueden entregar en adopción, son presentados y se les busca adoptante responsable. </text:p>
      <text:p text:style-name="Standard"/>
      <text:p text:style-name="Standard">Para saber más sobre ellos o apadrinar su recuperación, escribinos informando tu nombre, tu email y el tem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Roboto" svg:font-family="Roboto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mic sans ms" svg:font-family="'comic sans ms', comic-sans-w01-regular, comic-sans-w02-regular, comic-sans-w10-regular, cursive"/>
    <style:font-face style:name="var e-global-typography-text-font-family" svg:font-family="'var e-global-typography-text-font-family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6T15:23:01.15</meta:creation-date>
    <dc:date>2024-05-16T16:32:19.75</dc:date>
    <meta:editing-duration>PT54M7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21" meta:word-count="631" meta:character-count="3759"/>
  </office:meta>
</office:document-meta>
</file>